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officeooo:rsid="00076d13" officeooo:paragraph-rsid="00076d13"/>
    </style:style>
    <style:style style:name="P2" style:family="paragraph" style:parent-style-name="Standard">
      <style:paragraph-properties>
        <style:tab-stops/>
      </style:paragraph-properties>
      <style:text-properties style:font-name="Courier 10 Pitch" officeooo:rsid="00076d13" officeooo:paragraph-rsid="00076d13"/>
    </style:style>
    <style:style style:name="P3" style:family="paragraph" style:parent-style-name="Standard">
      <style:paragraph-properties>
        <style:tab-stops/>
      </style:paragraph-properties>
      <style:text-properties style:font-name="Courier 10 Pitch" officeooo:rsid="00076d13" officeooo:paragraph-rsid="000a0a1b"/>
    </style:style>
    <style:style style:name="P4" style:family="paragraph" style:parent-style-name="Standard">
      <style:text-properties style:font-name="Courier 10 Pitch" officeooo:rsid="0009a247" officeooo:paragraph-rsid="0009a247"/>
    </style:style>
    <style:style style:name="P5" style:family="paragraph" style:parent-style-name="Standard">
      <style:text-properties style:font-name="Courier 10 Pitch" officeooo:rsid="0009a247" officeooo:paragraph-rsid="000a0a1b"/>
    </style:style>
    <style:style style:name="P6" style:family="paragraph" style:parent-style-name="Standard">
      <style:text-properties style:font-name="Courier 10 Pitch" officeooo:rsid="000a0a1b" officeooo:paragraph-rsid="000a0a1b"/>
    </style:style>
    <style:style style:name="P7" style:family="paragraph" style:parent-style-name="Standard">
      <style:paragraph-properties>
        <style:tab-stops/>
      </style:paragraph-properties>
      <style:text-properties style:font-name="Courier 10 Pitch" officeooo:rsid="000a0a1b" officeooo:paragraph-rsid="000a0a1b"/>
    </style:style>
    <style:style style:name="P8" style:family="paragraph" style:parent-style-name="Standard">
      <style:text-properties style:font-name="Courier 10 Pitch" officeooo:rsid="0009a247" officeooo:paragraph-rsid="000a0a1b"/>
    </style:style>
    <style:style style:name="P9" style:family="paragraph" style:parent-style-name="Standard">
      <style:text-properties style:font-name="Courier 10 Pitch" officeooo:rsid="000be3f2" officeooo:paragraph-rsid="000be3f2"/>
    </style:style>
    <style:style style:name="T1" style:family="text">
      <style:text-properties officeooo:rsid="000a0a1b"/>
    </style:style>
    <style:style style:name="T2" style:family="text">
      <style:text-properties officeooo:rsid="00076d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unión: numero 2</text:p>
      <text:p text:style-name="P1"/>
      <text:p text:style-name="P1">Fecha: 4 de Agosto del 2014 </text:p>
      <text:p text:style-name="P1"/>
      <text:p text:style-name="P1">Hora: 12:00 pm </text:p>
      <text:p text:style-name="P1"/>
      <text:p text:style-name="P1">Lugar: Facultad de Estadística e Informática</text:p>
      <text:p text:style-name="P1"/>
      <text:p text:style-name="P4">Integrantes</text:p>
      <text:p text:style-name="P5">Guadalupe Yanez Cosquilla</text:p>
      <text:p text:style-name="P5"><text:span text:style-name="T1">Adriana Gomez Arcos </text:span><text:s/></text:p>
      <text:p text:style-name="P9">Jonathan Gracia Delgado</text:p>
      <text:p text:style-name="P9">Alfredo Ramirez </text:p>
      <text:p text:style-name="P1"/>
      <text:p text:style-name="P1">Objetivos de la reunión:</text:p>
      <text:p text:style-name="P6">1.<text:span text:style-name="T2">-</text:span>Realizar Guión de propuesta computacional.</text:p>
      <text:p text:style-name="P1">.- Definir los casos de uso del sistema a entregar.</text:p>
      <text:p text:style-name="P1">.- Elaborar diagrama de casos de uso. </text:p>
      <text:p text:style-name="P1"/>
      <text:p text:style-name="P1"/>
      <text:p text:style-name="P1">Puntos a Discutir:</text:p>
      <text:p text:style-name="P1"/>
      <text:p text:style-name="P1">Acuerdos:</text:p>
      <text:p text:style-name="P3">1.-<text:span text:style-name="T1">Acordar sobre la propuesta computacional.</text:span></text:p>
      <text:p text:style-name="P2"><text:span text:style-name="T1">2</text:span>.- Opinar y llegar aun acuerdo cuales serán las actividades en las cuales el usuario podrá interactuar con el sistema.</text:p>
      <text:p text:style-name="P2"><text:span text:style-name="T1">3</text:span>.- Definirlas de acuerdo al modulo indicado a entregar. </text:p>
      <text:p text:style-name="P2"/>
      <text:p text:style-name="P2">Actividades:</text:p>
      <text:p text:style-name="P7">Elaborar guión de propuesta computacional.</text:p>
      <text:p text:style-name="P2">Elaborar el diagrama de casos de uso de acuerdo a lo acordado entre todos.</text:p>
      <text:p text:style-name="P2"/>
      <text:p text:style-name="P2">Comentarios:</text:p>
      <text:p text:style-name="P2">Después de haber analizado la información y confirmado que sea la correcta y acordada entre todos, se puede proceder a lo que continua y que esta actividad es prerrequisito para elaborar próximas actividades.</text:p>
      <text:p text:style-name="P2"/>
      <text:p text:style-name="P2">Actividades a Elaborar: </text:p>
      <text:p text:style-name="P2">Descripción de cada caso de uso </text:p>
      <text:p text:style-name="P2">Prototipo por cada caso de us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5T00:17:34.018215997</meta:creation-date>
    <dc:date>2014-09-05T19:38:39.140529439</dc:date>
    <meta:editing-duration>PT6S</meta:editing-duration>
    <meta:editing-cycles>4</meta:editing-cycles>
    <meta:generator>LibreOffice/4.2.6.3$Linux_x86 LibreOffice_project/420m0$Build-3</meta:generator>
    <meta:document-statistic meta:table-count="0" meta:image-count="0" meta:object-count="0" meta:page-count="1" meta:paragraph-count="26" meta:word-count="163" meta:character-count="1039" meta:non-whitespace-character-count="893"/>
  </office:meta>
</office:document-meta>
</file>